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58b9" officeooo:paragraph-rsid="0010e668"/>
    </style:style>
    <style:style style:name="P2" style:family="paragraph" style:parent-style-name="Standard">
      <style:text-properties officeooo:rsid="001158b9" officeooo:paragraph-rsid="001436b4"/>
    </style:style>
    <style:style style:name="P3" style:family="paragraph" style:parent-style-name="Standard">
      <style:text-properties officeooo:rsid="001158b9" officeooo:paragraph-rsid="0010e668"/>
    </style:style>
    <style:style style:name="P4" style:family="paragraph" style:parent-style-name="Standard">
      <style:text-properties officeooo:rsid="001158b9" officeooo:paragraph-rsid="00154469"/>
    </style:style>
    <style:style style:name="T1" style:family="text">
      <style:text-properties officeooo:rsid="00253880"/>
    </style:style>
    <style:style style:name="T2" style:family="text">
      <style:text-properties officeooo:rsid="001436b4"/>
    </style:style>
    <style:style style:name="T3" style:family="text">
      <style:text-properties officeooo:rsid="001468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############################ <text:s text:c="2"/>0 <text:s text:c="3"/>##################################</text:p>
      <text:p text:style-name="P1">网络结构：encoder为2层trans block(head=2,deep=2)；分类器为原文MLP分类器；</text:p>
      <text:p text:style-name="P1">参数设置： <text:span text:style-name="T1">epoch=</text:span>100<text:span text:style-name="T1">，lr=1e-6，num_k=4，sample_num=180，patch_size=5</text:span>。</text:p>
      <text:p text:style-name="P1">实验结果：</text:p>
      <text:p text:style-name="P1">Run: 0<text:tab/>val_Accuracy: 115085/135700 (84.81%)</text:p>
      <text:p text:style-name="P1">Run: 1<text:tab/>val_Accuracy: 113097/135700 (83.34%)</text:p>
      <text:p text:style-name="P1">Run: 2<text:tab/>val_Accuracy: 116700/135700 (86.00%)</text:p>
      <text:p text:style-name="P1">Run: 3<text:tab/>val_Accuracy: 115549/135700 (85.15%)</text:p>
      <text:p text:style-name="P1">Run: 4<text:tab/>val_Accuracy: 116128/135700 (85.58%)</text:p>
      <text:p text:style-name="P1">Run: 5<text:tab/>val_Accuracy: 115739/135700 (85.29%)</text:p>
      <text:p text:style-name="P1">Run: 6<text:tab/>val_Accuracy: 115129/135700 (84.84%)</text:p>
      <text:p text:style-name="P1">Run: 7<text:tab/>val_Accuracy: 115689/135700 (85.25%)</text:p>
      <text:p text:style-name="P1">Run: 8<text:tab/>val_Accuracy: 114986/135700 (84.74%)</text:p>
      <text:p text:style-name="P1">Run: 9<text:tab/>val_Accuracy: 114092/135700 (84.08%)</text:p>
      <text:p text:style-name="P1">average OA: 84.91 +- 0.72</text:p>
      <text:p text:style-name="P1">average AA: 84.14 +- 1.02</text:p>
      <text:p text:style-name="P1">average kappa: 72.7958 +- 1.4192</text:p>
      <text:p text:style-name="P1">accuracy for each class: </text:p>
      <text:p text:style-name="P1">Class 0: 92.85 +- 1.04</text:p>
      <text:p text:style-name="P1">Class 1: 92.12 +- 1.05</text:p>
      <text:p text:style-name="P1">Class 2: 67.44 +- 2.98</text:p>
      <text:p text:style-name="P1"/>
      <text:p text:style-name="P2">############################### <text:s text:c="2"/><text:span text:style-name="T2">1</text:span> <text:s text:c="3"/>##################################</text:p>
      <text:p text:style-name="P2">网络结构：encoder为2层trans block(head=2,deep=2)；分类器为原文MLP分类器；</text:p>
      <text:p text:style-name="P2">参数设置： <text:span text:style-name="T1">epoch=3</text:span>00<text:span text:style-name="T1">，lr=1e-6，num_k=4，sample_num=180，patch_size=5</text:span>。</text:p>
      <text:p text:style-name="P2">实验结果：</text:p>
      <text:p text:style-name="P1">Run: 0<text:tab/>val_Accuracy: (85.81%)<text:tab/></text:p>
      <text:p text:style-name="P1">Run: 1<text:tab/>val_Accuracy: (84.23%)<text:tab/></text:p>
      <text:p text:style-name="P1">Run: 2<text:tab/>val_Accuracy: (83.92%)<text:tab/></text:p>
      <text:p text:style-name="P1">Run: 3<text:tab/>val_Accuracy: (82.66%)<text:tab/></text:p>
      <text:p text:style-name="P1">Run: 4<text:tab/>val_Accuracy: (85.24%)<text:tab/></text:p>
      <text:p text:style-name="P1">Run: 5<text:tab/>val_Accuracy: (83.94%)<text:tab/></text:p>
      <text:p text:style-name="P1">Run: 6<text:tab/>val_Accuracy: (87.07%)<text:tab/></text:p>
      <text:p text:style-name="P1">Run: 7<text:tab/>val_Accuracy: (84.86%)<text:tab/></text:p>
      <text:p text:style-name="P1">Run: 8<text:tab/>val_Accuracy: (84.66%)<text:tab/></text:p>
      <text:p text:style-name="P1">Run: 9<text:tab/>val_Accuracy: (83.45%)<text:tab/></text:p>
      <text:p text:style-name="P1">RUN TIME: 17.98071</text:p>
      <text:p text:style-name="P1">average OA: 84.58 +- 1.19</text:p>
      <text:p text:style-name="P1">average AA: 84.43 +- 1.26</text:p>
      <text:p text:style-name="P1">average kappa: 72.4609 +- 2.0823</text:p>
      <text:p text:style-name="P1">accuracy for each class: </text:p>
      <text:p text:style-name="P1">Class 0: 94.79 +- 2.41</text:p>
      <text:p text:style-name="P1">Class 1: 91.15 +- 1.94</text:p>
      <text:p text:style-name="P1">Class 2: 67.35 +- 3.63</text:p>
      <text:p text:style-name="P1"/>
      <text:p text:style-name="P4">############################### <text:s text:c="2"/><text:span text:style-name="T3">2</text:span> <text:s text:c="2"/>##################################</text:p>
      <text:p text:style-name="P4">网络结构：</text:p>
      <text:p text:style-name="P4"><text:tab/>encoder为2层trans block(head=2,deep=2)；</text:p>
      <text:p text:style-name="P4"><text:tab/>分类器为<text:span text:style-name="T3">1层trans block(head=2,deep=1)</text:span>；</text:p>
      <text:p text:style-name="P4">参数设置： <text:span text:style-name="T1">epoch=2</text:span>00<text:span text:style-name="T1">，lr=1e-6，num_k=4，sample_num=180，patch_size=5</text:span>。</text:p>
      <text:p text:style-name="P4"/>
      <text:p text:style-name="P4"><text:soft-page-break/>实验结果：</text:p>
      <text:p text:style-name="P1">Run: 0<text:tab/>val_Accuracy: (84.52%)<text:tab/></text:p>
      <text:p text:style-name="P1">Run: 1<text:tab/>val_Accuracy: (83.08%)<text:tab/></text:p>
      <text:p text:style-name="P1">Run: 2<text:tab/>val_Accuracy: (86.31%)<text:tab/></text:p>
      <text:p text:style-name="P1">Run: 3<text:tab/>val_Accuracy: (79.59%)<text:tab/></text:p>
      <text:p text:style-name="P1">Run: 4<text:tab/>val_Accuracy: (82.20%)<text:tab/></text:p>
      <text:p text:style-name="P1">Run: 5<text:tab/>val_Accuracy: (83.75%)<text:tab/></text:p>
      <text:p text:style-name="P1">Run: 6<text:tab/>val_Accuracy: (83.06%)<text:tab/></text:p>
      <text:p text:style-name="P1">Run: 7<text:tab/>val_Accuracy: (82.46%)<text:tab/></text:p>
      <text:p text:style-name="P1">Run: 8<text:tab/>val_Accuracy: (82.36%)<text:tab/></text:p>
      <text:p text:style-name="P1">Run: 9<text:tab/>val_Accuracy: (81.46%)<text:tab/></text:p>
      <text:p text:style-name="P1">RUN TIME: 23.57699</text:p>
      <text:p text:style-name="P1">average OA: 82.88 +- 1.70</text:p>
      <text:p text:style-name="P1">average AA: 82.99 +- 1.16</text:p>
      <text:p text:style-name="P1">average kappa: 69.6353 +- 2.7655</text:p>
      <text:p text:style-name="P1">accuracy for each class: </text:p>
      <text:p text:style-name="P1">Class 0: 94.39 +- 1.55</text:p>
      <text:p text:style-name="P1">Class 1: 89.38 +- 2.36</text:p>
      <text:p text:style-name="P1">Class 2: 65.20 +- 2.76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20:44:19.661786366</meta:creation-date>
    <dc:date>2022-01-23T14:49:07.384799775</dc:date>
    <meta:editing-duration>PT12M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67" meta:word-count="374" meta:character-count="2185" meta:non-whitespace-character-count="1948"/>
  </office:meta>
</office:document-meta>
</file>